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weight="normal" officeooo:rsid="0011d9dd" officeooo:paragraph-rsid="0011d9dd" style:font-weight-asian="normal" style:font-weight-complex="normal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1d9d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1d9dd"/>
    </style:style>
    <style:style style:name="P6" style:family="paragraph" style:parent-style-name="Standard">
      <style:paragraph-properties fo:text-align="start" style:justify-single-word="false"/>
      <style:text-properties officeooo:rsid="0011d9dd" officeooo:paragraph-rsid="0011d9d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d9dd" officeooo:paragraph-rsid="0011d9dd" style:font-weight-asian="normal" style:font-weight-complex="normal"/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1d9dd" officeooo:paragraph-rsid="0011d9dd" style:font-weight-asian="normal" style:font-weight-complex="normal"/>
    </style:style>
    <style:style style:name="P12" style:family="paragraph" style:parent-style-name="Text_20_body">
      <style:text-properties officeooo:paragraph-rsid="00138a96"/>
    </style:style>
    <style:style style:name="P13" style:family="paragraph" style:parent-style-name="Text_20_body">
      <style:text-properties officeooo:paragraph-rsid="00146b6e"/>
    </style:style>
    <style:style style:name="T1" style:family="text">
      <style:text-properties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d9dd" style:font-weight-asian="bold" style:font-weight-complex="bold"/>
    </style:style>
    <style:style style:name="T4" style:family="text">
      <style:text-properties fo:font-weight="bold" officeooo:rsid="00138a96" style:font-weight-asian="bold" style:font-weight-complex="bold" loext:padding="0cm" loext:border="none"/>
    </style:style>
    <style:style style:name="T5" style:family="text">
      <style:text-properties fo:font-weight="normal" officeooo:rsid="00138a96" style:font-weight-asian="normal" style:font-weight-complex="normal" loext:padding="0cm" loext:border="none"/>
    </style:style>
    <style:style style:name="T6" style:family="text">
      <style:text-properties officeooo:rsid="00132a6b"/>
    </style:style>
    <style:style style:name="T7" style:family="text">
      <style:text-properties officeooo:rsid="00138a96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MODULARIDAD</text:span></text:p>
      <text:p text:style-name="P5"><text:span text:style-name="T3"/></text:p>
      <text:p text:style-name="P6"><text:span text:style-name="T2">¿Qué es?</text:span></text:p>
      <text:p text:style-name="P7">La modularidad es una propiedad que permite subdividir nuestro programa en partes <text:s/>más pequeñas (sub programas ) que habitualmente llamamos “módulos” las cuales deben ser independientes de la aplicación o programa original en sí.</text:p>
      <text:p text:style-name="P7"/>
      <text:p text:style-name="P7">Estos módulos son archivos que alojan código independiente con una determinada funcionalidad, y cuando hablamos de independencia nos referimos a que pueden ser re utilizables por otras aplicaciones y no depende directamente de la aplicación original en lo cual lo utilizamos. Así, Python cuenta con diversos módulos que podemos “traer” a nuestro código y utilizarlo para facilitar y ahorrar programar código, entre otros beneficios.</text:p>
      <text:p text:style-name="P7"/>
      <text:p text:style-name="P7">Un ejemplo claro es el módulo “math” por ejemplo, que en su código incluye varias operaciones matemáticas que podemos llamar como una función luego de importar el módulo.</text:p>
      <text:p text:style-name="P7"/>
      <text:p text:style-name="P7">Y no solo eso, podemos crear nuestro propios módulos para utilizarlos en nuestros proyectos cuando sea necesario. Así, por ejemplo, tú puedes crear un módulo que muestre un menú en consola, y cuando necesites utilizarlo en un proyecto simplemente lo importas y lo utilizas, variando en cada proyecto los ítems del mismo, pero sin necesidad de generar nuevamente todo el algoritmo y código que implica presentar ese menú.</text:p>
      <text:p text:style-name="P7"/>
      <text:p text:style-name="P7">La modularidad en Python ( y en la programación en general ) se refiere a la práctica de dividir un programa en partes más pequeñas <text:span text:style-name="T6">y autonomas, llamadas módulos. Estos módulos son unidades de código que contienen funciones, clases y variables que están relacionadas temáticamente. La modularidad busca facilitar la comprensión, el mantenimiento y la reutilización del código al dividirlo en componentes más manejables y coherentes.</text:span></text:p>
      <text:p text:style-name="P7"/>
      <text:h text:style-name="P1" text:outline-level="3"><text:span text:style-name="Strong_20_Emphasis"><text:span text:style-name="T1">La modularidad ofrece varias ventajas:</text:span></text:span></text:h>
      <text:p text:style-name="P8"/>
      <text:list xml:id="list3046049384" text:style-name="L1">
        <text:list-item>
          <text:p text:style-name="P9">Facilita la comprensión: Dividir un programa en módulos más pequeños hace que sea más fácil entender cómo funciona el programa en su conjunto. En lugar de enfrentar un código largo y complejo, puedes enfocarte en partes más específicas.</text:p>
        </text:list-item>
        <text:list-item>
          <text:p text:style-name="P9">Fomenta la reutilización: Los módulos son componentes independientes, lo que significa que pueden ser utilizados en diferentes proyectos o partes del mismo proyecto. Esto evita la necesidad de escribir el mismo código repetidamente.</text:p>
        </text:list-item>
        <text:list-item>
          <text:p text:style-name="P9">Simplifica el mantenimiento: Si necesitas hacer cambios o correcciones en una parte específica del programa, solo tienes que trabajar en el módulo correspondiente, en lugar de navegar a través de un gran archivo monolítico.</text:p>
        </text:list-item>
        <text:list-item>
          <text:p text:style-name="P10">Promueve la colaboración: Cuando varios programadores trabajan en un proyecto, los módulos pueden ser asignados a diferentes personas. Esto facilita la colaboración y la integración del código.</text:p>
        </text:list-item>
      </text:list>
      <text:p text:style-name="P11">En Python, un módulo es simplemente un archivo que contiene código Python. Puede incluir funciones, clases y variables. Además, Python tiene una gran biblioteca estándar con muchos módulos <text:soft-page-break/>predefinidos que cubren una amplia gama de tareas, desde manipulación de cadenas hasta acceso a bases de datos.</text:p>
      <text:p text:style-name="P8"/>
      <text:p text:style-name="P8">La modularidad se logra mediante la importación de módulos en otros módulos o programas principales. Python proporciona la declaración <text:span text:style-name="Source_20_Text"><text:span text:style-name="T1">import</text:span></text:span> para hacer esto.</text:p>
      <text:p text:style-name="P8"/>
      <text:p text:style-name="P8">Por ejemplo:</text:p>
      <text:p text:style-name="P8"/>
      <text:p text:style-name="P3">finanzas/</text:p>
      <text:p text:style-name="P3">│</text:p>
      <text:p text:style-name="P3">├── registradora/</text:p>
      <text:p text:style-name="P3">    ├──mi_modulo.py│</text:p>
      <text:p text:style-name="P2"><text:s text:c="16"/>├──registrar.py│</text:p>
      <text:p text:style-name="P3"># Importar un módulo personalizado llamado "mi_modulo"</text:p>
      <text:p text:style-name="P3"># El archivo actual es registrar.py</text:p>
      <text:p text:style-name="P3">import mi_modulo</text:p>
      <text:p text:style-name="P3"/>
      <text:p text:style-name="P3"/>
      <text:p text:style-name="P2">mi_modulo.procesar(12, 345) # de esa manera llamamos la función procesar que se encuentra en mi_modulo</text:p>
      <text:p text:style-name="P8">Otra forma más de importar es utilizando <text:span text:style-name="T1">import *</text:span> para todas las funciones del módulo: </text:p>
      <text:p text:style-name="P3">from mi_modulo import * # importar todo</text:p>
      <text:p text:style-name="P3"/>
      <text:p text:style-name="P3"/>
      <text:p text:style-name="P2">procesar(12, 345)   # podemos llamar a la función directamente</text:p>
      <text:p text:style-name="P8"/>
      <text:p text:style-name="P8">Otra forma más de importar es utilizando <text:span text:style-name="T1">import procesar, mostrar</text:span> para dos funciones específicas del módulo: </text:p>
      <text:p text:style-name="P3">from mi_modulo import procesar, mostrar # importar procesar y mostrar</text:p>
      <text:p text:style-name="P3"/>
      <text:p text:style-name="P3"/>
      <text:p text:style-name="P3">resultado = procesar(12, 345)   # podemos llamar a la función directamente</text:p>
      <text:p text:style-name="P2">mostrar(resultado)</text:p>
      <text:p text:style-name="P12"><text:span text:style-name="Strong_20_Emphasis"><text:span text:style-name="T7">M</text:span></text:span><text:span text:style-name="Strong_20_Emphasis"><text:span text:style-name="T4">Ó</text:span></text:span><text:span text:style-name="Strong_20_Emphasis"><text:span text:style-name="T7">DULO COLLECTIONS</text:span></text:span></text:p>
      <text:p text:style-name="P12"><text:span text:style-name="Strong_20_Emphasis"><text:span text:style-name="T7">ITERABLES</text:span></text:span></text:p>
      <text:p text:style-name="P13"><text:span text:style-name="Strong_20_Emphasis"><text:span text:style-name="T5">Las cadenas “cadena” tuplas, listas,diccionarios y ficheros se pueden recorrer por medio de un bucle for o un bucle While sin importar cuantos elementos internos tengan en su interior, la defiunición de un iterable es subclase de la clase iterable.</text:span></text:span></text:p>
      <text:p text:style-name="P13"><text:span text:style-name="Strong_20_Emphasis"><text:span text:style-name="Source_20_Text"><text:span text:style-name="T5">iter(object, sentinel [optional])</text:span></text:span></text:span></text:p>
      <text:p text:style-name="P8"><text:soft-page-break/>iter recibe un iterable para ser recorrido y opcionalmente recibe un valor ‘centinela’ para que deje de recorrer el iterable. Esta función retorna un iterador</text:p>
      <text:p text:style-name="P8">Podemos de recorrer <text:span text:style-name="Strong_20_Emphasis"><text:span text:style-name="T1">un iterable</text:span></text:span> sin usar while o for haciendo uso de iter() y next()</text:p>
      <text:p text:style-name="P3"># Ejemplo 1</text:p>
      <text:p text:style-name="P3">repisa = ['Peluche', 'Libro', 'celular', 'lampara']</text:p>
      <text:p text:style-name="P3">objetos = iter(repisa)</text:p>
      <text:p text:style-name="P3"/>
      <text:p text:style-name="P3"/>
      <text:p text:style-name="P3"/>
      <text:p text:style-name="P3"/>
      <text:p text:style-name="P3">print(next(objetos)) # Imprime Peluche</text:p>
      <text:p text:style-name="P3">print(next(objetos)) # Imprime Libro</text:p>
      <text:p text:style-name="P3">print(next(objetos)) # Imprime celular</text:p>
      <text:p text:style-name="P3">print(next(objetos)) # Imprime lampara</text:p>
      <text:p text:style-name="P3"/>
      <text:p text:style-name="P3"/>
      <text:p text:style-name="P2">print(next(objetos)) # Error StopIteration</text:p>
      <text:p text:style-name="P13"><text:lin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3:04:25.605031979</meta:creation-date>
    <dc:date>2025-01-08T13:56:49.367574530</dc:date>
    <meta:editing-duration>PT39S</meta:editing-duration>
    <meta:editing-cycles>1</meta:editing-cycles>
    <meta:document-statistic meta:table-count="0" meta:image-count="0" meta:object-count="0" meta:page-count="3" meta:paragraph-count="46" meta:word-count="699" meta:character-count="4673" meta:non-whitespace-character-count="3995"/>
    <meta:generator>LibreOffice/7.3.7.2$Linux_X86_64 LibreOffice_project/30$Build-2</meta:generator>
  </office:meta>
</office:document-meta>
</file>